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 głębokości Boga samego</text:span><text:span text:style-name="T1"><text:line-break/></text:span><text:span text:style-name="T1">Duchu prowadź mnie</text:span><text:span text:style-name="T1"><text:line-break/></text:span><text:span text:style-name="T1">Do Jezusa Syna Bożego</text:span><text:span text:style-name="T1"><text:line-break/></text:span><text:span text:style-name="T1">Duchu prowadź mnie</text:span><text:span text:style-name="T1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<text:tab/></text:span><text:span text:style-name="T1">Niech Jego Krew</text:span><text:span text:style-name="T1"><text:line-break/></text:span><text:span text:style-name="T1">oczyści mnie</text:span><text:span text:style-name="T1"><text:line-break/></text:span><text:span text:style-name="T1"><text:tab/></text:span><text:span text:style-name="T1">Niech Jego Słowo</text:span><text:span text:style-name="T1"><text:line-break/></text:span><text:span text:style-name="T1">podniesie mni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08-22T20:36:04</meta:creation-date>
    <dc:creator>Rafał Talacha</dc:creator>
    <dc:date>2009-02-01T14:06:48</dc:date>
    <dc:language>pl-PL</dc:language>
    <meta:editing-cycles>5</meta:editing-cycles>
    <meta:editing-duration>PT2M2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